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341290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2cm" svg:stroke-color="#ffffff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cm"/>
    </style:style>
    <style:style style:name="pr1" style:family="presentation" style:parent-style-name="Blue_20_Circles-title">
      <style:graphic-properties draw:fill-color="#ffffff" draw:auto-grow-height="true" fo:min-height="3.507cm"/>
    </style:style>
    <style:style style:name="pr2" style:family="presentation" style:parent-style-name="Blue_20_Circles-subtitle">
      <style:graphic-properties draw:fill-color="#ffffff" draw:auto-grow-height="true" fo:min-height="13.23cm"/>
    </style:style>
    <style:style style:name="pr3" style:family="presentation" style:parent-style-name="Blue_20_Circles-notes">
      <style:graphic-properties draw:fill-color="#ffffff" draw:auto-grow-height="true" fo:min-height="11.413cm"/>
    </style:style>
    <style:style style:name="pr4" style:family="presentation" style:parent-style-name="Blue_20_Circles-subtitle" style:list-style-name="L4">
      <style:graphic-properties draw:fill-color="#ffffff" draw:auto-grow-height="true" fo:min-height="13.23cm"/>
    </style:style>
    <style:style style:name="pr5" style:family="presentation" style:parent-style-name="Blue_20_Circles-notes">
      <style:graphic-properties draw:fill-color="#ffffff" fo:min-height="11.413cm"/>
    </style:style>
    <style:style style:name="pr6" style:family="presentation" style:parent-style-name="Blue_20_Circles-subtitle" style:list-style-name="L5">
      <style:graphic-properties draw:fill-color="#ffffff" draw:auto-grow-height="true" fo:min-height="13.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cm" fo:margin-right="0cm" fo:text-indent="0cm"/>
      <style:text-properties fo:color="#000000"/>
    </style:style>
    <style:style style:name="P4" style:family="paragraph">
      <style:paragraph-properties fo:margin-left="1.2cm" fo:margin-right="0cm" fo:text-align="start" fo:text-indent="-0.6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indent="0cm"/>
      <style:text-properties fo:color="#ffffff"/>
    </style:style>
    <style:style style:name="P7" style:family="paragraph">
      <style:paragraph-properties fo:margin-left="0cm" fo:margin-right="0cm" fo:text-indent="0cm"/>
      <style:text-properties fo:color="#ffffff" fo:font-size="18pt"/>
    </style:style>
    <style:style style:name="P8" style:family="paragraph">
      <style:paragraph-properties fo:margin-left="1.2cm" fo:margin-right="0cm" fo:text-align="center" fo:text-indent="-0.6cm"/>
    </style:style>
    <style:style style:name="P9" style:family="paragraph">
      <style:paragraph-properties fo:margin-left="0cm" fo:margin-right="0cm" fo:text-align="center" fo:text-indent="0cm"/>
    </style:style>
    <style:style style:name="T1" style:family="text">
      <style:text-properties fo:color="#000000"/>
    </style:style>
    <style:style style:name="T2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3" style:family="text">
      <style:text-properties fo:font-size="24pt"/>
    </style:style>
    <style:style style:name="T4" style:family="text">
      <style:text-properties style:text-position="super 58%"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5" style:family="text">
      <style:text-properties fo:color="#9999ff"/>
    </style:style>
    <style:style style:name="T6" style:family="text">
      <style:text-properties fo:color="#9999ff" fo:font-family="Thorndale" style:font-family-generic="roman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7" style:family="text">
      <style:text-properties fo:color="#9999ff"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8" style:family="text">
      <style:text-properties style:text-position="0% 100%" fo:font-family="Arial" style:font-style-name="Regular" style:font-family-generic="swiss" style:font-pitch="variable" fo:font-size="32pt" style:font-family-asian="Arial" style:font-style-name-asian="Regular" style:font-family-generic-asian="swiss" style:font-pitch-asian="variable" style:font-size-asian="32pt" style:font-family-complex="Arial" style:font-style-name-complex="Regular" style:font-family-generic-complex="swiss" style:font-pitch-complex="variable" style:font-size-complex="32pt"/>
    </style:style>
    <style:style style:name="T9" style:family="text">
      <style:text-properties style:text-position="0% 100%" fo:font-family="Thorndale" style:font-family-generic="roman" fo:font-size="32pt" style:font-family-asian="Arial" style:font-style-name-asian="Regular" style:font-family-generic-asian="swiss" style:font-pitch-asian="variable" style:font-size-asian="32pt" style:font-family-complex="Arial" style:font-style-name-complex="Regular" style:font-family-generic-complex="swiss" style:font-pitch-complex="variable" style:font-size-complex="32pt"/>
    </style:style>
    <style:style style:name="T10" style:family="text">
      <style:text-properties style:text-position="0% 100%" fo:font-size="32pt" style:font-family-asian="Arial" style:font-style-name-asian="Regular" style:font-family-generic-asian="swiss" style:font-pitch-asian="variable" style:font-size-asian="32pt" style:font-family-complex="Arial" style:font-style-name-complex="Regular" style:font-family-generic-complex="swiss" style:font-pitch-complex="variable" style:font-size-complex="32pt"/>
    </style:style>
    <style:style style:name="T11" style:family="text">
      <style:text-properties style:text-position="sub 58%" fo:font-family="Arial" style:font-style-name="Regular" style:font-family-generic="swiss" style:font-pitch="variable" fo:font-size="32pt" style:font-family-asian="Arial" style:font-style-name-asian="Regular" style:font-family-generic-asian="swiss" style:font-pitch-asian="variable" style:font-size-asian="32pt" style:font-family-complex="Arial" style:font-style-name-complex="Regular" style:font-family-generic-complex="swiss" style:font-pitch-complex="variable" style:font-size-complex="32pt"/>
    </style:style>
    <style:style style:name="T12" style:family="text">
      <style:text-properties fo:color="#9999cc" style:text-position="0% 100%" fo:font-family="Thorndale" style:font-family-generic="roman" fo:font-size="32pt" style:font-family-asian="Arial" style:font-style-name-asian="Regular" style:font-family-generic-asian="swiss" style:font-pitch-asian="variable" style:font-size-asian="32pt" style:font-family-complex="Arial" style:font-style-name-complex="Regular" style:font-family-generic-complex="swiss" style:font-pitch-complex="variable" style:font-size-complex="32pt"/>
    </style:style>
    <style:style style:name="T13" style:family="text">
      <style:text-properties fo:color="#9999cc" style:text-position="0% 100%" fo:font-family="Arial" style:font-style-name="Regular" style:font-family-generic="swiss" style:font-pitch="variable" fo:font-size="32pt" style:font-family-asian="Arial" style:font-style-name-asian="Regular" style:font-family-generic-asian="swiss" style:font-pitch-asian="variable" style:font-size-asian="32pt" style:font-family-complex="Arial" style:font-style-name-complex="Regular" style:font-family-generic-complex="swiss" style:font-pitch-complex="variable" style:font-size-complex="32pt"/>
    </style:style>
    <style:style style:name="T14" style:family="text">
      <style:text-properties fo:color="#ffffcc"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5" style:family="text">
      <style:text-properties style:text-position="0% 100%" fo:font-size="32pt" style:font-size-asian="32pt" style:font-size-complex="32pt"/>
    </style:style>
    <style:style style:name="T16" style:family="text">
      <style:text-properties style:text-position="sub 58%" fo:font-size="32pt" style:font-size-asian="32pt" style:font-size-complex="32pt"/>
    </style:style>
    <style:style style:name="T17" style:family="text">
      <style:text-properties style:text-position="sub 58%"/>
    </style:style>
    <style:style style:name="T18" style:family="text">
      <style:text-properties fo:color="#ffffff"/>
    </style:style>
    <style:style style:name="T19" style:family="text">
      <style:text-properties fo:color="#ffffff" fo:font-size="18pt"/>
    </style:style>
    <style:style style:name="T20" style:family="text">
      <style:text-properties fo:font-size="26pt"/>
    </style:style>
    <style:style style:name="T21" style:family="text">
      <style:text-properties fo:color="#ffffff" fo:font-size="36pt"/>
    </style:style>
    <style:style style:name="T22" style:family="text">
      <style:text-properties fo:color="#ffffcc"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23" style:family="text">
      <style:text-properties style:text-position="sub 58%" fo:font-family="Arial" style:font-style-name="Regular" style:font-family-generic="swiss" style:font-pitch="variable" fo:font-size="32pt" style:font-family-asian="Arial" style:font-style-name-asian="Regular" style:font-family-generic-asian="swiss" style:font-pitch-asian="variable" style:font-size-asian="32pt" style:font-family-complex="Arial" style:font-style-name-complex="Regular" style:font-family-generic-complex="swiss" style:font-pitch-complex="variable" style:font-size-complex="32pt"/>
    </style:style>
    <style:style style:name="T24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25" style:family="text">
      <style:text-properties fo:font-family="Thorndale" style:font-family-generic="roman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<text:s/></text:p>
          </draw:text-box>
        </draw:frame>
        <draw:frame presentation:style-name="pr2" draw:text-style-name="P1" draw:layer="layout" svg:width="23.91cm" svg:height="13.23cm" svg:x="2cm" svg:y="3.36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Regular Languages for Siskind's Event Log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" presentation:class="page"/>
          <draw:frame presentation:style-name="pr3" draw:text-style-name="P3" draw:layer="layout" svg:width="14.507cm" svg:height="14.779cm" svg:x="3.617cm" svg:y="14.747cm" presentation:class="notes" presentation:user-transformed="true">
            <draw:text-box>
              <text:p text:style-name="P1"><text:span text:style-name="T1">What is the project?</text:span></text:p>
              <text:p text:style-name="P1"><text:span text:style-name="T1"/></text:p>
              <text:p text:style-name="P1"><text:span text:style-name="T1">The project is about designing an event logic for recognising event types from video.</text:span></text:p>
              <text:p text:style-name="P1"><text:span text:style-name="T1"/></text:p>
              <text:p text:style-name="P1"><text:span text:style-name="T1">Siskind is a proffesor I have worked with in Indiana</text:span></text:p>
              <text:p text:style-name="P1"><text:span text:style-name="T1">Interested in how to represent the lexcial semantics of verbs</text:span></text:p>
              <text:p text:style-name="P1"><text:span text:style-name="T1">What exactly defines an event</text:span></text:p>
              <text:p text:style-name="P1"><text:span text:style-name="T1">Events are represented as forumlas in event logic</text:span></text:p>
              <text:p text:style-name="P1"><text:span text:style-name="T1">The aim of the project is to implement this event logic using regular languages and finite state techniques</text:span></text:p>
              <text:p text:style-name="P1"><text:span text:style-name="T1"/></text:p>
              <text:p text:style-name="P1"><text:span text:style-name="T1"/></text:p>
            </draw:text-box>
          </draw:frame>
        </presentation:notes>
      </draw:page>
      <draw:page draw:name="page2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Outline</text:p>
          </draw:text-box>
        </draw:frame>
        <draw:frame presentation:style-name="pr2" draw:text-style-name="P1" draw:layer="layout" svg:width="23.91cm" svg:height="13.23cm" svg:x="2.09cm" svg:y="6.457cm" presentation:class="subtitle">
          <draw:text-box>
            <text:list text:style-name="L2">
              <text:list-item>
                <text:list>
                  <text:list-item>
                    <text:p text:style-name="P2">Motiv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Finite State Tempora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iskind's Event Logi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iskind's EV in F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Dem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" draw:style-name="dp1" draw:master-page-name="Blue_20_Circles" presentation:presentation-page-layout-name="AL1T0">
        <draw:frame presentation:style-name="pr1" draw:text-style-name="P1" draw:layer="layout" svg:width="23.91cm" svg:height="3.625cm" svg:x="2cm" svg:y="1.441cm" presentation:class="title" presentation:user-transformed="true">
          <draw:text-box>
            <text:p text:style-name="P1">Regular Languages for Siskind's Event Logic</text:p>
          </draw:text-box>
        </draw:frame>
        <draw:frame presentation:style-name="pr4" draw:text-style-name="P2" draw:layer="layout" svg:width="23.91cm" svg:height="13.23cm" svg:x="2.09cm" svg:y="6.457cm" presentation:class="subtitle">
          <draw:text-box>
            <text:list text:style-name="L2">
              <text:list-item>
                <text:list>
                  <text:list-item>
                    <text:p text:style-name="P2">Wh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3" presentation:class="page"/>
          <draw:frame presentation:style-name="pr3" draw:text-style-name="P3" draw:layer="layout" svg:width="14.507cm" svg:height="11.413cm" svg:x="3.248cm" svg:y="14.132cm" presentation:class="notes">
            <draw:text-box>
              <text:p text:style-name="P1">Why use regular languages?</text:p>
              <text:p text:style-name="P1"/>
              <text:p text:style-name="P1"/>
            </draw:text-box>
          </draw:frame>
          <draw:frame presentation:style-name="pr3" draw:text-style-name="P3" draw:layer="layout" svg:width="14.507cm" svg:height="19.705cm" svg:x="3.433cm" svg:y="13.886cm">
            <draw:text-box>
              <text:p text:style-name="P1"><text:span text:style-name="T1">Why?</text:span></text:p>
              <text:p text:style-name="P1"><text:span text:style-name="T1">The original implementation of Siskind event logic is based around intervals and performing inference over intervals/spanning intervals.</text:span></text:p>
              <text:p text:style-name="P1"><text:span text:style-name="T1"/></text:p>
              <text:p text:style-name="P1"><text:span text:style-name="T1">Regular languages are a more natural representation for sequences of events, especially from video where you do not have the problem of discreteness.</text:span></text:p>
              <text:p text:style-name="P1"><text:span text:style-name="T1">Regular languages are used extensively in linguistics for morphology, model checking and text processing. So results from other fields can be applied to temporal logic</text:span></text:p>
              <text:p text:style-name="P1"><text:span text:style-name="T1"/></text:p>
              <text:p text:style-name="P1"><text:span text:style-name="T1">Also want to show the power of finite state temporality is equivalent to siskinds ev.</text:span></text:p>
              <text:p text:style-name="P1"><text:span text:style-name="T1"/></text:p>
              <text:p text:style-name="P1"><text:span text:style-name="T1">Have to show that the events can be expressed as regular languages</text:span></text:p>
              <text:p text:style-name="P1"><text:span text:style-name="T1"/></text:p>
              <text:p text:style-name="P1"><text:span text:style-name="T1"/></text:p>
            </draw:text-box>
          </draw:frame>
        </presentation:notes>
      </draw:page>
      <draw:page draw:name="page4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inite State Temporality</text:p>
          </draw:text-box>
        </draw:frame>
        <draw:frame presentation:style-name="pr2" draw:text-style-name="P1" draw:layer="layout" svg:width="23.91cm" svg:height="15.805cm" svg:x="1.848cm" svg:y="4.77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Flu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Interv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angu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4" presentation:class="page"/>
          <draw:frame presentation:style-name="pr3" draw:text-style-name="P3" draw:layer="layout" svg:width="14.507cm" svg:height="14.779cm" svg:x="3.248cm" svg:y="14.132cm" presentation:class="notes" presentation:user-transformed="true">
            <draw:text-box>
              <text:p text:style-name="P1"><text:span text:style-name="T1">What is a regular language?</text:span></text:p>
              <text:p text:style-name="P1"><text:span text:style-name="T1">Properties</text:span></text:p>
              <text:p text:style-name="P1"><text:span text:style-name="T1"/></text:p>
              <text:p text:style-name="P1"><text:span text:style-name="T1">An extension of regular languages</text:span></text:p>
              <text:p text:style-name="P1"><text:span text:style-name="T1"/></text:p>
              <text:p text:style-name="P1"><text:span text:style-name="T1">In FST </text:span></text:p>
              <text:p text:style-name="P1"><text:span text:style-name="T1">things that can be true at a particular time, fluents, they are atomic, In EV they correspond to primitive events</text:span></text:p>
              <text:p text:style-name="P1"><text:span text:style-name="T1"/></text:p>
              <text:p text:style-name="P1"><text:span text:style-name="T1">Each symbol in the alphabet is a snapshot of what is true at a certain time. It is <text:s/>a set of fluents</text:span></text:p>
              <text:p text:style-name="P1"><text:span text:style-name="T1"/></text:p>
              <text:p text:style-name="P1"><text:span text:style-name="T1">Intervals become strings</text:span></text:p>
              <text:p text:style-name="P1"><text:span text:style-name="T1"/></text:p>
              <text:p text:style-name="P1"><text:span text:style-name="T1">Give an example</text:span></text:p>
              <text:p text:style-name="P1"><text:span text:style-name="T1"/></text:p>
            </draw:text-box>
          </draw:frame>
        </presentation:notes>
      </draw:page>
      <draw:page draw:name="page5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inite State Temporality</text:p>
          </draw:text-box>
        </draw:frame>
        <draw:frame presentation:style-name="pr2" draw:text-style-name="P1" draw:layer="layout" svg:width="23.91cm" svg:height="15.805cm" svg:x="1.848cm" svg:y="4.77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Flu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>Φ</text:span> <text:span text:style-name="T3">= { supports_box_table, grounded_table, ...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Interv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angu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5" presentation:class="page"/>
          <draw:frame presentation:style-name="pr3" draw:text-style-name="P3" draw:layer="layout" svg:width="14.507cm" svg:height="14.779cm" svg:x="3.248cm" svg:y="14.132cm" presentation:class="notes" presentation:user-transformed="true">
            <draw:text-box>
              <text:p text:style-name="P1"><text:span text:style-name="T1">What is a regular language?</text:span></text:p>
              <text:p text:style-name="P1"><text:span text:style-name="T1">Properties</text:span></text:p>
              <text:p text:style-name="P1"><text:span text:style-name="T1"/></text:p>
              <text:p text:style-name="P1"><text:span text:style-name="T1">An extension of regular languages</text:span></text:p>
              <text:p text:style-name="P1"><text:span text:style-name="T1"/></text:p>
              <text:p text:style-name="P1"><text:span text:style-name="T1">In FST </text:span></text:p>
              <text:p text:style-name="P1"><text:span text:style-name="T1">things that can be true at a particular time, fluents, they are atomic, In EV they correspond to primitive events</text:span></text:p>
              <text:p text:style-name="P1"><text:span text:style-name="T1"/></text:p>
              <text:p text:style-name="P1"><text:span text:style-name="T1">Each symbol in the alphabet is a snapshot of what is true at a certain time. It is <text:s/>a set of fluents</text:span></text:p>
              <text:p text:style-name="P1"><text:span text:style-name="T1"/></text:p>
              <text:p text:style-name="P1"><text:span text:style-name="T1">Intervals become strings</text:span></text:p>
              <text:p text:style-name="P1"><text:span text:style-name="T1"/></text:p>
              <text:p text:style-name="P1"><text:span text:style-name="T1">Give an example</text:span></text:p>
              <text:p text:style-name="P1"><text:span text:style-name="T1"/></text:p>
            </draw:text-box>
          </draw:frame>
        </presentation:notes>
      </draw:page>
      <draw:page draw:name="page6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inite State Temporality</text:p>
          </draw:text-box>
        </draw:frame>
        <draw:frame presentation:style-name="pr2" draw:text-style-name="P1" draw:layer="layout" svg:width="23.91cm" svg:height="15.822cm" svg:x="1.848cm" svg:y="4.77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Flu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>Φ</text:span> <text:span text:style-name="T3">= { supports_box_table, grounded_table, ...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Alphabet = 2<text:span text:style-name="T4">Φ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Interv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angu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6" presentation:class="page"/>
          <draw:frame presentation:style-name="pr3" draw:text-style-name="P3" draw:layer="layout" svg:width="14.507cm" svg:height="14.779cm" svg:x="3.248cm" svg:y="14.132cm" presentation:class="notes" presentation:user-transformed="true">
            <draw:text-box>
              <text:p text:style-name="P1"><text:span text:style-name="T1">What is a regular language?</text:span></text:p>
              <text:p text:style-name="P1"><text:span text:style-name="T1">Properties</text:span></text:p>
              <text:p text:style-name="P1"><text:span text:style-name="T1"/></text:p>
              <text:p text:style-name="P1"><text:span text:style-name="T1">An extension of regular languages</text:span></text:p>
              <text:p text:style-name="P1"><text:span text:style-name="T1"/></text:p>
              <text:p text:style-name="P1"><text:span text:style-name="T1">In FST </text:span></text:p>
              <text:p text:style-name="P1"><text:span text:style-name="T1">things that can be true at a particular time, fluents, they are atomic, In EV they correspond to primitive events</text:span></text:p>
              <text:p text:style-name="P1"><text:span text:style-name="T1"/></text:p>
              <text:p text:style-name="P1"><text:span text:style-name="T1">Each symbol in the alphabet is a snapshot of what is true at a certain time. It is <text:s/>a set of fluents</text:span></text:p>
              <text:p text:style-name="P1"><text:span text:style-name="T1"/></text:p>
              <text:p text:style-name="P1"><text:span text:style-name="T1">Intervals become strings</text:span></text:p>
              <text:p text:style-name="P1"><text:span text:style-name="T1"/></text:p>
              <text:p text:style-name="P1"><text:span text:style-name="T1">Give an example</text:span></text:p>
              <text:p text:style-name="P1"><text:span text:style-name="T1"/></text:p>
            </draw:text-box>
          </draw:frame>
        </presentation:notes>
      </draw:page>
      <draw:page draw:name="page7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inite State Temporality</text:p>
          </draw:text-box>
        </draw:frame>
        <draw:frame presentation:style-name="pr2" draw:text-style-name="P1" draw:layer="layout" svg:width="23.91cm" svg:height="15.822cm" svg:x="1.848cm" svg:y="4.77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Flu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>Φ</text:span> <text:span text:style-name="T3">= { supports_box_table, grounded_table, ...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Alphabet = 2<text:span text:style-name="T4">Φ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Interv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trings are sequences of 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angu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7" presentation:class="page"/>
          <draw:frame presentation:style-name="pr3" draw:text-style-name="P3" draw:layer="layout" svg:width="14.507cm" svg:height="14.779cm" svg:x="3.248cm" svg:y="14.132cm" presentation:class="notes" presentation:user-transformed="true">
            <draw:text-box>
              <text:p text:style-name="P1"><text:span text:style-name="T1">What is a regular language?</text:span></text:p>
              <text:p text:style-name="P1"><text:span text:style-name="T1">Properties</text:span></text:p>
              <text:p text:style-name="P1"><text:span text:style-name="T1"/></text:p>
              <text:p text:style-name="P1"><text:span text:style-name="T1">An extension of regular languages</text:span></text:p>
              <text:p text:style-name="P1"><text:span text:style-name="T1"/></text:p>
              <text:p text:style-name="P1"><text:span text:style-name="T1">In FST </text:span></text:p>
              <text:p text:style-name="P1"><text:span text:style-name="T1">things that can be true at a particular time, fluents, they are atomic, In EV they correspond to primitive events</text:span></text:p>
              <text:p text:style-name="P1"><text:span text:style-name="T1"/></text:p>
              <text:p text:style-name="P1"><text:span text:style-name="T1">Each symbol in the alphabet is a snapshot of what is true at a certain time. It is <text:s/>a set of fluents</text:span></text:p>
              <text:p text:style-name="P1"><text:span text:style-name="T1"/></text:p>
              <text:p text:style-name="P1"><text:span text:style-name="T1">Intervals become strings</text:span></text:p>
              <text:p text:style-name="P1"><text:span text:style-name="T1"/></text:p>
              <text:p text:style-name="P1"><text:span text:style-name="T1">Give an example</text:span></text:p>
              <text:p text:style-name="P1"><text:span text:style-name="T1"/></text:p>
            </draw:text-box>
          </draw:frame>
        </presentation:notes>
      </draw:page>
      <draw:page draw:name="page8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inite State Temporality</text:p>
          </draw:text-box>
        </draw:frame>
        <draw:frame presentation:style-name="pr2" draw:text-style-name="P1" draw:layer="layout" svg:width="23.91cm" svg:height="15.839cm" svg:x="1.848cm" svg:y="4.76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Flu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>Φ</text:span> <text:span text:style-name="T3">= { supports_box_table, grounded_table, ...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Alphabet = 2<text:span text:style-name="T4">Φ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Interv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trings are sequences of 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angu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Events are regular languages over 2<text:span text:style-name="T4">Φ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8" presentation:class="page"/>
          <draw:frame presentation:style-name="pr3" draw:text-style-name="P3" draw:layer="layout" svg:width="14.507cm" svg:height="14.779cm" svg:x="3.248cm" svg:y="14.132cm" presentation:class="notes" presentation:user-transformed="true">
            <draw:text-box>
              <text:p text:style-name="P1"><text:span text:style-name="T1">What is a regular language?</text:span></text:p>
              <text:p text:style-name="P1"><text:span text:style-name="T1">Properties</text:span></text:p>
              <text:p text:style-name="P1"><text:span text:style-name="T1"/></text:p>
              <text:p text:style-name="P1"><text:span text:style-name="T1">An extension of regular languages</text:span></text:p>
              <text:p text:style-name="P1"><text:span text:style-name="T1"/></text:p>
              <text:p text:style-name="P1"><text:span text:style-name="T1">In FST </text:span></text:p>
              <text:p text:style-name="P1"><text:span text:style-name="T1">things that can be true at a particular time, fluents, they are atomic, In EV they correspond to primitive events</text:span></text:p>
              <text:p text:style-name="P1"><text:span text:style-name="T1"/></text:p>
              <text:p text:style-name="P1"><text:span text:style-name="T1">Each symbol in the alphabet is a snapshot of what is true at a certain time. It is <text:s/>a set of fluents</text:span></text:p>
              <text:p text:style-name="P1"><text:span text:style-name="T1"/></text:p>
              <text:p text:style-name="P1"><text:span text:style-name="T1">Intervals become strings</text:span></text:p>
              <text:p text:style-name="P1"><text:span text:style-name="T1"/></text:p>
              <text:p text:style-name="P1"><text:span text:style-name="T1">Give an example</text:span></text:p>
              <text:p text:style-name="P1"><text:span text:style-name="T1"/></text:p>
            </draw:text-box>
          </draw:frame>
        </presentation:notes>
      </draw:page>
      <draw:page draw:name="page9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draw:frame presentation:style-name="pr2" draw:text-style-name="P1" draw:layer="layout" svg:width="23.91cm" svg:height="18.439cm" svg:x="1.865cm" svg:y="3.90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perpos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&amp; s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>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1 &amp; L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9" presentation:class="page"/>
          <draw:frame presentation:style-name="pr3" draw:text-style-name="P3" draw:layer="layout" svg:width="14.507cm" svg:height="13.137cm" svg:x="3.248cm" svg:y="14.132cm" presentation:class="notes" presentation:user-transformed="true">
            <draw:text-box>
              <text:p text:style-name="P1"><text:span text:style-name="T1">Regular languages operations for free!</text:span></text:p>
              <text:p text:style-name="P1"><text:span text:style-name="T1"/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>The superposition of two strings, a and b. is what you get if a and b happened at the same time, ie, they co-occured.</text:span></text:p>
              <text:p text:style-name="P1"><text:span text:style-name="T1"/></text:p>
              <text:p text:style-name="P1"><text:span text:style-name="T1">Between two strings it is the component wise union, it is only defined for strings of the same length.</text:span></text:p>
              <text:p text:style-name="P1"><text:span text:style-name="T1"/></text:p>
              <text:p text:style-name="P1"><text:span text:style-name="T1">Superposition between languages, L1 and L2 is the superposition of each of the strings of L1 with each of the strings of L2.</text:span></text:p>
            </draw:text-box>
          </draw:frame>
        </presentation:notes>
      </draw:page>
      <draw:page draw:name="page10" draw:style-name="dp1" draw:master-page-name="Blue_20_Circles" presentation:presentation-page-layout-name="AL1T0">
        <draw:frame presentation:style-name="pr1" draw:text-style-name="P1" draw:layer="layout" svg:width="23.91cm" svg:height="3.507cm" svg:x="2.13cm" svg:y="1.5cm" presentation:class="title" presentation:user-transformed="true">
          <draw:text-box>
            <text:p text:style-name="P1">FST Operations</text:p>
          </draw:text-box>
        </draw:frame>
        <draw:frame presentation:style-name="pr2" draw:text-style-name="P1" draw:layer="layout" svg:width="23.91cm" svg:height="18.439cm" svg:x="1.865cm" svg:y="3.90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perpos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&amp; s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[a] &amp; [b] = [a,b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1 &amp; L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0" presentation:class="page"/>
          <draw:frame presentation:style-name="pr3" draw:text-style-name="P3" draw:layer="layout" svg:width="14.507cm" svg:height="13.137cm" svg:x="3.248cm" svg:y="14.132cm" presentation:class="notes" presentation:user-transformed="true">
            <draw:text-box>
              <text:p text:style-name="P1"><text:span text:style-name="T1">Regular languages operations for free!</text:span></text:p>
              <text:p text:style-name="P1"><text:span text:style-name="T1"/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>The superposition of two strings, a and b. is what you get if a and b happened at the same time, ie, they co-occured.</text:span></text:p>
              <text:p text:style-name="P1"><text:span text:style-name="T1"/></text:p>
              <text:p text:style-name="P1"><text:span text:style-name="T1">Between two strings it is the component wise union, it is only defined for strings of the same length.</text:span></text:p>
              <text:p text:style-name="P1"><text:span text:style-name="T1"/></text:p>
              <text:p text:style-name="P1"><text:span text:style-name="T1">Superposition between languages, L1 and L2 is the superposition of each of the strings of L1 with each of the strings of L2.</text:span></text:p>
            </draw:text-box>
          </draw:frame>
        </presentation:notes>
      </draw:page>
      <draw:page draw:name="page11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draw:frame presentation:style-name="pr2" draw:text-style-name="P1" draw:layer="layout" svg:width="23.91cm" svg:height="18.439cm" svg:x="1.865cm" svg:y="3.90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perpos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&amp; s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[a] &amp; [b] = [a,b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[a][b] &amp; [c] = </text:span><text:span text:style-name="T7">Ø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>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1 &amp; L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1" presentation:class="page"/>
          <draw:frame presentation:style-name="pr3" draw:text-style-name="P3" draw:layer="layout" svg:width="14.507cm" svg:height="13.137cm" svg:x="3.248cm" svg:y="14.132cm" presentation:class="notes" presentation:user-transformed="true">
            <draw:text-box>
              <text:p text:style-name="P1"><text:span text:style-name="T1">Regular languages operations for free!</text:span></text:p>
              <text:p text:style-name="P1"><text:span text:style-name="T1"/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>The superposition of two strings, a and b. is what you get if a and b happened at the same time, ie, they co-occured.</text:span></text:p>
              <text:p text:style-name="P1"><text:span text:style-name="T1"/></text:p>
              <text:p text:style-name="P1"><text:span text:style-name="T1">Between two strings it is the component wise union, it is only defined for strings of the same length.</text:span></text:p>
              <text:p text:style-name="P1"><text:span text:style-name="T1"/></text:p>
              <text:p text:style-name="P1"><text:span text:style-name="T1">Superposition between languages, L1 and L2 is the superposition of each of the strings of L1 with each of the strings of L2.</text:span></text:p>
            </draw:text-box>
          </draw:frame>
        </presentation:notes>
      </draw:page>
      <draw:page draw:name="page12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draw:frame presentation:style-name="pr2" draw:text-style-name="P1" draw:layer="layout" svg:width="23.91cm" svg:height="18.439cm" svg:x="1.865cm" svg:y="3.90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perpos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&amp; s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[a] &amp; [b] = [a,b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[a][b] &amp; [c] = </text:span><text:span text:style-name="T7">Ø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>[a][b]* &amp; [c][d][e]* = [a,c][b,d][b,e]*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1 &amp; L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2" presentation:class="page"/>
          <draw:frame presentation:style-name="pr3" draw:text-style-name="P3" draw:layer="layout" svg:width="14.507cm" svg:height="13.137cm" svg:x="3.248cm" svg:y="14.132cm" presentation:class="notes" presentation:user-transformed="true">
            <draw:text-box>
              <text:p text:style-name="P1"><text:span text:style-name="T1">Regular languages operations for free!</text:span></text:p>
              <text:p text:style-name="P1"><text:span text:style-name="T1"/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>The superposition of two strings, a and b. is what you get if a and b happened at the same time, ie, they co-occured.</text:span></text:p>
              <text:p text:style-name="P1"><text:span text:style-name="T1"/></text:p>
              <text:p text:style-name="P1"><text:span text:style-name="T1">Between two strings it is the component wise union, it is only defined for strings of the same length.</text:span></text:p>
              <text:p text:style-name="P1"><text:span text:style-name="T1"/></text:p>
              <text:p text:style-name="P1"><text:span text:style-name="T1">Superposition between languages, L1 and L2 is the superposition of each of the strings of L1 with each of the strings of L2.</text:span></text:p>
            </draw:text-box>
          </draw:frame>
        </presentation:notes>
      </draw:page>
      <draw:page draw:name="page13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draw:frame presentation:style-name="pr2" draw:text-style-name="P1" draw:layer="layout" svg:width="23.91cm" svg:height="18.439cm" svg:x="1.865cm" svg:y="3.90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perpos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&amp; s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[a] &amp; [b] = [a,b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[a][b] &amp; [c] = </text:span><text:span text:style-name="T7">Ø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>[a][b]* &amp; [c][d][e]* = [a,c][b,d][b,e]*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1 &amp; L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Padded Superpos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[]*L1[]* &amp; []*L2[]*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3" presentation:class="page"/>
          <draw:frame presentation:style-name="pr3" draw:text-style-name="P3" draw:layer="layout" svg:width="14.507cm" svg:height="13.137cm" svg:x="3.248cm" svg:y="14.132cm" presentation:class="notes" presentation:user-transformed="true">
            <draw:text-box>
              <text:p text:style-name="P1"><text:span text:style-name="T1">Regular languages operations for free!</text:span></text:p>
              <text:p text:style-name="P1"><text:span text:style-name="T1"/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>The superposition of two strings, a and b. is what you get if a and b happened at the same time, ie, they co-occured.</text:span></text:p>
              <text:p text:style-name="P1"><text:span text:style-name="T1"/></text:p>
              <text:p text:style-name="P1"><text:span text:style-name="T1">Between two strings it is the component wise union, it is only defined for strings of the same length.</text:span></text:p>
              <text:p text:style-name="P1"><text:span text:style-name="T1"/></text:p>
              <text:p text:style-name="P1"><text:span text:style-name="T1">Superposition between languages, L1 and L2 is the superposition of each of the strings of L1 with each of the strings of L2.</text:span></text:p>
            </draw:text-box>
          </draw:frame>
        </presentation:notes>
      </draw:page>
      <draw:page draw:name="page14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draw:frame presentation:style-name="pr2" draw:text-style-name="P1" draw:layer="layout" svg:width="23.91cm" svg:height="13.517cm" svg:x="1.865cm" svg:y="5.23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bsum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<text:span text:style-name="T8">► </text:span><text:span text:style-name="T9">s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0">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bsumptive clos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<text:span text:style-name="T11">►</text:span>= L &amp; <text:span text:style-name="T2">Σ*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4" presentation:class="page"/>
          <draw:frame presentation:style-name="pr3" draw:text-style-name="P3" draw:layer="layout" svg:width="14.507cm" svg:height="11.495cm" svg:x="3.248cm" svg:y="14.132cm" presentation:class="notes" presentation:user-transformed="true">
            <draw:text-box>
              <text:p text:style-name="P1"><text:span text:style-name="T1">Subsumption</text:span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/></text:p>
              <text:p text:style-name="P1"><text:span text:style-name="T1">L1 subsumes L2 iff every string in L1 is a subset of a string in L2</text:span></text:p>
              <text:p text:style-name="P1"><text:span text:style-name="T1"/></text:p>
              <text:p text:style-name="P1"><text:span text:style-name="T1">Subsumptive closure</text:span></text:p>
              <text:p text:style-name="P1"><text:span text:style-name="T1">The language where every string in it must subsume a string in L.</text:span></text:p>
              <text:p text:style-name="P1"><text:span text:style-name="T1">Defined as superposition with the universal language.</text:span></text:p>
              <text:p text:style-name="P1"><text:span text:style-name="T1"/></text:p>
              <text:p text:style-name="P1"><text:span text:style-name="T1">You will see why this is useful...</text:span></text:p>
            </draw:text-box>
          </draw:frame>
        </presentation:notes>
      </draw:page>
      <draw:page draw:name="page15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draw:frame presentation:style-name="pr2" draw:text-style-name="P1" draw:layer="layout" svg:width="23.91cm" svg:height="13.517cm" svg:x="1.865cm" svg:y="5.23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bsum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<text:span text:style-name="T8">► </text:span><text:span text:style-name="T9">s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2">[a,b][c,d] </text:span><text:span text:style-name="T13">► </text:span><text:span text:style-name="T12">[a][d] 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bsumptive clos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<text:span text:style-name="T11">►</text:span>= L &amp; <text:span text:style-name="T2">Σ*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5" presentation:class="page"/>
          <draw:frame presentation:style-name="pr3" draw:text-style-name="P3" draw:layer="layout" svg:width="14.507cm" svg:height="11.495cm" svg:x="3.248cm" svg:y="14.132cm" presentation:class="notes" presentation:user-transformed="true">
            <draw:text-box>
              <text:p text:style-name="P1"><text:span text:style-name="T1">Subsumption</text:span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/></text:p>
              <text:p text:style-name="P1"><text:span text:style-name="T1">L1 subsumes L2 iff every string in L1 is a subset of a string in L2</text:span></text:p>
              <text:p text:style-name="P1"><text:span text:style-name="T1"/></text:p>
              <text:p text:style-name="P1"><text:span text:style-name="T1">Subsumptive closure</text:span></text:p>
              <text:p text:style-name="P1"><text:span text:style-name="T1">The language where every string in it must subsume a string in L.</text:span></text:p>
              <text:p text:style-name="P1"><text:span text:style-name="T1">Defined as superposition with the universal language.</text:span></text:p>
              <text:p text:style-name="P1"><text:span text:style-name="T1"/></text:p>
              <text:p text:style-name="P1"><text:span text:style-name="T1">You will see why this is useful...</text:span></text:p>
            </draw:text-box>
          </draw:frame>
        </presentation:notes>
      </draw:page>
      <draw:page draw:name="page16" draw:style-name="dp1" draw:master-page-name="Blue_20_Circles" presentation:presentation-page-layout-name="AL1T0">
        <draw:frame presentation:style-name="pr2" draw:text-style-name="P1" draw:layer="layout" svg:width="23.91cm" svg:height="14.834cm" svg:x="1.865cm" svg:y="4.57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Constrai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1 =&gt; L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not(<text:span text:style-name="T2">Σ</text:span>* L1<text:span text:style-name="T11">►</text:span> <text:span text:style-name="T2">∩</text:span> not(L2<text:span text:style-name="T11">►</text:span>) <text:span text:style-name="T2">Σ</text:span>*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[a,not_a] =&gt; <text:span text:style-name="T14">Ø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[] =&gt; [a] | [not_a]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presentation:notes draw:style-name="dp2">
          <draw:page-thumbnail draw:style-name="gr1" draw:layer="layout" svg:width="13.708cm" svg:height="10.281cm" svg:x="3.64cm" svg:y="2.853cm" draw:page-number="16" presentation:class="page"/>
          <draw:frame presentation:style-name="pr3" draw:text-style-name="P3" draw:layer="layout" svg:width="14.507cm" svg:height="11.413cm" svg:x="3.248cm" svg:y="14.132cm" presentation:class="notes" presentation:user-transformed="true">
            <draw:text-box>
              <text:p text:style-name="P1"><text:span text:style-name="T1">Like Implication</text:span></text:p>
              <text:p text:style-name="P1"><text:span text:style-name="T1"/></text:p>
              <text:p text:style-name="P1"><text:span text:style-name="T1">Says that if A appears then B must appear</text:span></text:p>
              <text:p text:style-name="P1"><text:span text:style-name="T1"/></text:p>
              <text:p text:style-name="P1"><text:span text:style-name="T1">Will give you the language.</text:span></text:p>
            </draw:text-box>
          </draw:frame>
        </presentation:notes>
      </draw:page>
      <draw:page draw:name="page17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</text:p>
          </draw:text-box>
        </draw:frame>
        <draw:frame presentation:style-name="pr2" draw:text-style-name="P5" draw:layer="layout" svg:width="23.91cm" svg:height="13.23cm" svg:x="2.09cm" svg:y="4.93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Example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ickup(x,y,z) =<text:span text:style-name="T15"> and</text:span><text:span text:style-name="T16">meets</text:span><text:span text:style-name="T15">( or(supports(z,y)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9"><text:s text:c="43"/></text:span><text:span text:style-name="T9">contacts(z,y)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9"><text:s text:c="38"/></text:span><text:span text:style-name="T9">or(supports(x,y)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<text:s text:c="47"/></text:span><text:span text:style-name="T9">attached(x,y)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7" presentation:class="page"/>
          <draw:frame presentation:style-name="pr5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8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</text:p>
          </draw:text-box>
        </draw:frame>
        <draw:frame presentation:style-name="pr2" draw:text-style-name="P5" draw:layer="layout" svg:width="23.91cm" svg:height="16.527cm" svg:x="2.09cm" svg:y="4.47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Operators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Or(E1,E2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Not(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And<text:span text:style-name="T17">R</text:span>(E1, E2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Tense<text:span text:style-name="T17">R</text:span>(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8" presentation:class="page"/>
          <draw:frame presentation:style-name="pr5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9" draw:style-name="dp1" draw:master-page-name="Blue_20_Circles" presentation:presentation-page-layout-name="AL1T0">
        <draw:frame presentation:style-name="pr1" draw:text-style-name="P1" draw:layer="layout" svg:width="23.91cm" svg:height="3.507cm" svg:x="2.045cm" svg:y="0.828cm" presentation:class="title" presentation:user-transformed="true">
          <draw:text-box>
            <text:p text:style-name="P1">The Allen Relations</text:p>
          </draw:text-box>
        </draw:frame>
        <draw:line draw:style-name="gr2" draw:layer="layout" svg:x1="1.791cm" svg:y1="5.693cm" svg:x2="3.989cm" svg:y2="5.695cm">
          <text:p text:style-name="P1"/>
        </draw:line>
        <draw:line draw:style-name="gr2" draw:layer="layout" svg:x1="5.289cm" svg:y1="5.693cm" svg:x2="7.263cm" svg:y2="5.695cm">
          <text:p text:style-name="P1"/>
        </draw:line>
        <draw:frame draw:style-name="gr3" draw:text-style-name="P6" draw:layer="layout" svg:width="2.825cm" svg:height="0.987cm" svg:x="8.429cm" svg:y="5.066cm">
          <draw:text-box>
            <text:p text:style-name="P1"><text:span text:style-name="T18">before</text:span></text:p>
          </draw:text-box>
        </draw:frame>
        <draw:frame draw:style-name="gr4" draw:text-style-name="P7" draw:layer="layout" svg:width="0.526cm" svg:height="0.764cm" svg:x="6.007cm" svg:y="4.798cm">
          <draw:text-box>
            <text:p text:style-name="P1"><text:span text:style-name="T19">b</text:span></text:p>
          </draw:text-box>
        </draw:frame>
        <draw:frame draw:style-name="gr5" draw:text-style-name="P7" draw:layer="layout" svg:width="0.538cm" svg:height="0.944cm" svg:x="2.643cm" svg:y="4.754cm">
          <draw:text-box>
            <text:p text:style-name="P1"><text:span text:style-name="T19">a</text:span></text:p>
          </draw:text-box>
        </draw:frame>
        <draw:line draw:style-name="gr2" draw:layer="layout" svg:x1="5.155cm" svg:y1="5.695cm" svg:x2="7.263cm" svg:y2="5.695cm">
          <text:p text:style-name="P1"/>
        </draw:line>
        <draw:line draw:style-name="gr2" draw:layer="layout" svg:x1="1.792cm" svg:y1="7.442cm" svg:x2="4.483cm" svg:y2="7.442cm">
          <text:p text:style-name="P1"/>
        </draw:line>
        <draw:line draw:style-name="gr2" draw:layer="layout" svg:x1="4.572cm" svg:y1="7.442cm" svg:x2="7.263cm" svg:y2="7.442cm">
          <text:p text:style-name="P1"/>
        </draw:line>
        <draw:frame draw:style-name="gr3" draw:text-style-name="P6" draw:layer="layout" svg:width="3.318cm" svg:height="0.987cm" svg:x="8.339cm" svg:y="6.86cm">
          <draw:text-box>
            <text:p text:style-name="P1"><text:span text:style-name="T18">meets</text:span></text:p>
          </draw:text-box>
        </draw:frame>
        <draw:frame draw:style-name="gr4" draw:text-style-name="P7" draw:layer="layout" svg:width="0.526cm" svg:height="0.764cm" svg:x="5.605cm" svg:y="6.592cm">
          <draw:text-box>
            <text:p text:style-name="P1"><text:span text:style-name="T19">b</text:span></text:p>
          </draw:text-box>
        </draw:frame>
        <draw:frame draw:style-name="gr5" draw:text-style-name="P7" draw:layer="layout" svg:width="0.538cm" svg:height="0.944cm" svg:x="2.867cm" svg:y="6.503cm">
          <draw:text-box>
            <text:p text:style-name="P1"><text:span text:style-name="T19">a</text:span></text:p>
          </draw:text-box>
        </draw:frame>
        <draw:line draw:style-name="gr2" draw:layer="layout" svg:x1="1.747cm" svg:y1="9.193cm" svg:x2="4.841cm" svg:y2="9.193cm">
          <text:p text:style-name="P1"/>
        </draw:line>
        <draw:line draw:style-name="gr2" draw:layer="layout" svg:x1="3.854cm" svg:y1="9.596cm" svg:x2="7.083cm" svg:y2="9.596cm">
          <text:p text:style-name="P1"/>
        </draw:line>
        <draw:frame draw:style-name="gr3" draw:text-style-name="P6" draw:layer="layout" svg:width="3.677cm" svg:height="0.987cm" svg:x="7.935cm" svg:y="8.52cm">
          <draw:text-box>
            <text:p text:style-name="P1"><text:span text:style-name="T18">overlaps</text:span></text:p>
          </draw:text-box>
        </draw:frame>
        <draw:frame draw:style-name="gr5" draw:text-style-name="P7" draw:layer="layout" svg:width="0.538cm" svg:height="0.944cm" svg:x="2.957cm" svg:y="8.253cm">
          <draw:text-box>
            <text:p text:style-name="P1"><text:span text:style-name="T19">a</text:span></text:p>
          </draw:text-box>
        </draw:frame>
        <draw:line draw:style-name="gr2" draw:layer="layout" svg:x1="1.747cm" svg:y1="11.389cm" svg:x2="4.392cm" svg:y2="11.39cm">
          <text:p text:style-name="P1"/>
        </draw:line>
        <draw:frame draw:style-name="gr3" draw:text-style-name="P6" draw:layer="layout" svg:width="3.318cm" svg:height="0.987cm" svg:x="8.205cm" svg:y="10.762cm">
          <draw:text-box>
            <text:p text:style-name="P1"><text:span text:style-name="T18">starts</text:span></text:p>
          </draw:text-box>
        </draw:frame>
        <draw:frame draw:style-name="gr4" draw:text-style-name="P7" draw:layer="layout" svg:width="0.526cm" svg:height="0.764cm" svg:x="3.946cm" svg:y="11.974cm">
          <draw:text-box>
            <text:p text:style-name="P1"><text:span text:style-name="T19">b</text:span></text:p>
          </draw:text-box>
        </draw:frame>
        <draw:frame draw:style-name="gr5" draw:text-style-name="P7" draw:layer="layout" svg:width="0.538cm" svg:height="0.944cm" svg:x="2.777cm" svg:y="10.45cm">
          <draw:text-box>
            <text:p text:style-name="P1"><text:span text:style-name="T19">a</text:span></text:p>
          </draw:text-box>
        </draw:frame>
        <draw:line draw:style-name="gr2" draw:layer="layout" svg:x1="3.855cm" svg:y1="9.596cm" svg:x2="7.084cm" svg:y2="9.596cm">
          <text:p text:style-name="P1"/>
        </draw:line>
        <draw:frame draw:style-name="gr4" draw:text-style-name="P7" draw:layer="layout" svg:width="0.437cm" svg:height="0.764cm" svg:x="5.469cm" svg:y="9.686cm">
          <draw:text-box>
            <text:p text:style-name="P1"><text:span text:style-name="T19">b</text:span></text:p>
          </draw:text-box>
        </draw:frame>
        <draw:line draw:style-name="gr2" draw:layer="layout" svg:x1="1.748cm" svg:y1="11.389cm" svg:x2="4.393cm" svg:y2="11.39cm">
          <text:p text:style-name="P1"/>
        </draw:line>
        <draw:line draw:style-name="gr2" draw:layer="layout" svg:x1="1.746cm" svg:y1="11.754cm" svg:x2="7.129cm" svg:y2="11.749cm">
          <text:p text:style-name="P1"/>
        </draw:line>
        <draw:frame draw:style-name="gr3" draw:text-style-name="P6" draw:layer="layout" svg:width="3.318cm" svg:height="0.987cm" svg:x="8.206cm" svg:y="10.762cm">
          <draw:text-box>
            <text:p text:style-name="P1"><text:span text:style-name="T18">starts</text:span></text:p>
          </draw:text-box>
        </draw:frame>
        <draw:frame draw:style-name="gr4" draw:text-style-name="P7" draw:layer="layout" svg:width="0.526cm" svg:height="0.764cm" svg:x="3.947cm" svg:y="11.974cm">
          <draw:text-box>
            <text:p text:style-name="P1"><text:span text:style-name="T19">b</text:span></text:p>
          </draw:text-box>
        </draw:frame>
        <draw:line draw:style-name="gr2" draw:layer="layout" svg:x1="4.526cm" svg:y1="13.586cm" svg:x2="7.171cm" svg:y2="13.587cm">
          <text:p text:style-name="P1"/>
        </draw:line>
        <draw:line draw:style-name="gr2" draw:layer="layout" svg:x1="1.833cm" svg:y1="13.945cm" svg:x2="7.217cm" svg:y2="13.946cm">
          <text:p text:style-name="P1"/>
        </draw:line>
        <draw:frame draw:style-name="gr3" draw:text-style-name="P6" draw:layer="layout" svg:width="3.318cm" svg:height="0.987cm" svg:x="8.294cm" svg:y="12.959cm">
          <draw:text-box>
            <text:p text:style-name="P1"><text:span text:style-name="T18">finishes</text:span></text:p>
          </draw:text-box>
        </draw:frame>
        <draw:frame draw:style-name="gr4" draw:text-style-name="P7" draw:layer="layout" svg:width="0.526cm" svg:height="0.764cm" svg:x="4.035cm" svg:y="14.171cm">
          <draw:text-box>
            <text:p text:style-name="P1"><text:span text:style-name="T19">b</text:span></text:p>
          </draw:text-box>
        </draw:frame>
        <draw:frame draw:style-name="gr6" draw:text-style-name="P7" draw:layer="layout" svg:width="0.538cm" svg:height="0.94cm" svg:x="5.468cm" svg:y="12.603cm">
          <draw:text-box>
            <text:p text:style-name="P1"><text:span text:style-name="T19">a</text:span></text:p>
          </draw:text-box>
        </draw:frame>
        <draw:line draw:style-name="gr2" draw:layer="layout" svg:x1="3.272cm" svg:y1="15.918cm" svg:x2="5.917cm" svg:y2="15.919cm">
          <text:p text:style-name="P1"/>
        </draw:line>
        <draw:line draw:style-name="gr2" draw:layer="layout" svg:x1="1.854cm" svg:y1="16.276cm" svg:x2="7.218cm" svg:y2="16.278cm">
          <text:p text:style-name="P1"/>
        </draw:line>
        <draw:frame draw:style-name="gr3" draw:text-style-name="P6" draw:layer="layout" svg:width="3.318cm" svg:height="0.987cm" svg:x="8.295cm" svg:y="15.291cm">
          <draw:text-box>
            <text:p text:style-name="P1"><text:span text:style-name="T18">during</text:span></text:p>
          </draw:text-box>
        </draw:frame>
        <draw:frame draw:style-name="gr4" draw:text-style-name="P7" draw:layer="layout" svg:width="0.526cm" svg:height="0.764cm" svg:x="4.35cm" svg:y="16.459cm">
          <draw:text-box>
            <text:p text:style-name="P1"><text:span text:style-name="T19">b</text:span></text:p>
          </draw:text-box>
        </draw:frame>
        <draw:frame draw:style-name="gr6" draw:text-style-name="P7" draw:layer="layout" svg:width="0.538cm" svg:height="0.94cm" svg:x="4.258cm" svg:y="14.98cm">
          <draw:text-box>
            <text:p text:style-name="P1"><text:span text:style-name="T19">a</text:span></text:p>
          </draw:text-box>
        </draw:frame>
        <draw:line draw:style-name="gr2" draw:layer="layout" svg:x1="14.125cm" svg:y1="5.471cm" svg:x2="16.323cm" svg:y2="5.473cm">
          <text:p text:style-name="P1"/>
        </draw:line>
        <draw:frame draw:style-name="gr3" draw:text-style-name="P6" draw:layer="layout" svg:width="3.318cm" svg:height="0.987cm" svg:x="20.763cm" svg:y="4.844cm">
          <draw:text-box>
            <text:p text:style-name="P1"><text:span text:style-name="T18">after</text:span></text:p>
          </draw:text-box>
        </draw:frame>
        <draw:frame draw:style-name="gr4" draw:text-style-name="P7" draw:layer="layout" svg:width="0.526cm" svg:height="0.764cm" svg:x="18.341cm" svg:y="4.576cm">
          <draw:text-box>
            <text:p text:style-name="P1"><text:span text:style-name="T19">a</text:span></text:p>
          </draw:text-box>
        </draw:frame>
        <draw:frame draw:style-name="gr5" draw:text-style-name="P7" draw:layer="layout" svg:width="0.538cm" svg:height="0.944cm" svg:x="14.977cm" svg:y="4.532cm">
          <draw:text-box>
            <text:p text:style-name="P1"><text:span text:style-name="T19">b</text:span></text:p>
          </draw:text-box>
        </draw:frame>
        <draw:line draw:style-name="gr2" draw:layer="layout" svg:x1="17.489cm" svg:y1="5.485cm" svg:x2="19.597cm" svg:y2="5.485cm">
          <text:p text:style-name="P1"/>
        </draw:line>
        <draw:line draw:style-name="gr2" draw:layer="layout" svg:x1="14.126cm" svg:y1="7.22cm" svg:x2="16.817cm" svg:y2="7.22cm">
          <text:p text:style-name="P1"/>
        </draw:line>
        <draw:line draw:style-name="gr2" draw:layer="layout" svg:x1="16.906cm" svg:y1="7.22cm" svg:x2="19.597cm" svg:y2="7.22cm">
          <text:p text:style-name="P1"/>
        </draw:line>
        <draw:frame draw:style-name="gr3" draw:text-style-name="P6" draw:layer="layout" svg:width="3.318cm" svg:height="0.987cm" svg:x="20.673cm" svg:y="6.638cm">
          <draw:text-box>
            <text:p text:style-name="P1"><text:span text:style-name="T18">met-by</text:span></text:p>
          </draw:text-box>
        </draw:frame>
        <draw:frame draw:style-name="gr4" draw:text-style-name="P7" draw:layer="layout" svg:width="0.526cm" svg:height="0.764cm" svg:x="17.893cm" svg:y="6.37cm">
          <draw:text-box>
            <text:p text:style-name="P1"><text:span text:style-name="T19">a</text:span></text:p>
          </draw:text-box>
        </draw:frame>
        <draw:frame draw:style-name="gr5" draw:text-style-name="P7" draw:layer="layout" svg:width="0.538cm" svg:height="0.944cm" svg:x="15.201cm" svg:y="6.236cm">
          <draw:text-box>
            <text:p text:style-name="P1"><text:span text:style-name="T19">b</text:span></text:p>
          </draw:text-box>
        </draw:frame>
        <draw:line draw:style-name="gr2" draw:layer="layout" svg:x1="14.261cm" svg:y1="9.42cm" svg:x2="17.355cm" svg:y2="9.42cm">
          <text:p text:style-name="P1"/>
        </draw:line>
        <draw:frame draw:style-name="gr3" draw:text-style-name="P6" draw:layer="layout" svg:width="6.502cm" svg:height="0.987cm" svg:x="20.269cm" svg:y="8.298cm">
          <draw:text-box>
            <text:p text:style-name="P1"><text:span text:style-name="T18">overlapped-by</text:span></text:p>
          </draw:text-box>
        </draw:frame>
        <draw:frame draw:style-name="gr5" draw:text-style-name="P7" draw:layer="layout" svg:width="0.538cm" svg:height="0.944cm" svg:x="15.516cm" svg:y="9.51cm">
          <draw:text-box>
            <text:p text:style-name="P1"><text:span text:style-name="T19">b</text:span></text:p>
          </draw:text-box>
        </draw:frame>
        <draw:line draw:style-name="gr2" draw:layer="layout" svg:x1="14.096cm" svg:y1="11.126cm" svg:x2="19.507cm" svg:y2="11.124cm">
          <text:p text:style-name="P1"/>
        </draw:line>
        <draw:frame draw:style-name="gr3" draw:text-style-name="P6" draw:layer="layout" svg:width="5.514cm" svg:height="0.987cm" svg:x="20.539cm" svg:y="10.54cm">
          <draw:text-box>
            <text:p text:style-name="P1"><text:span text:style-name="T18">started-by</text:span></text:p>
          </draw:text-box>
        </draw:frame>
        <draw:frame draw:style-name="gr4" draw:text-style-name="P7" draw:layer="layout" svg:width="0.526cm" svg:height="0.764cm" svg:x="15.159cm" svg:y="11.662cm">
          <draw:text-box>
            <text:p text:style-name="P1"><text:span text:style-name="T19">a</text:span></text:p>
          </draw:text-box>
        </draw:frame>
        <draw:frame draw:style-name="gr5" draw:text-style-name="P7" draw:layer="layout" svg:width="0.538cm" svg:height="0.944cm" svg:x="16.501cm" svg:y="10.273cm">
          <draw:text-box>
            <text:p text:style-name="P1"><text:span text:style-name="T19">b</text:span></text:p>
          </draw:text-box>
        </draw:frame>
        <draw:line draw:style-name="gr2" draw:layer="layout" svg:x1="16.279cm" svg:y1="9.015cm" svg:x2="19.508cm" svg:y2="9.015cm">
          <text:p text:style-name="P1"/>
        </draw:line>
        <draw:frame draw:style-name="gr4" draw:text-style-name="P7" draw:layer="layout" svg:width="0.437cm" svg:height="0.764cm" svg:x="17.579cm" svg:y="8.163cm">
          <draw:text-box>
            <text:p text:style-name="P1"><text:span text:style-name="T19">a</text:span></text:p>
          </draw:text-box>
        </draw:frame>
        <draw:line draw:style-name="gr2" draw:layer="layout" svg:x1="14.082cm" svg:y1="11.525cm" svg:x2="16.727cm" svg:y2="11.526cm">
          <text:p text:style-name="P1"/>
        </draw:line>
        <draw:line draw:style-name="gr2" draw:layer="layout" svg:x1="16.905cm" svg:y1="13.723cm" svg:x2="19.55cm" svg:y2="13.724cm">
          <text:p text:style-name="P1"/>
        </draw:line>
        <draw:line draw:style-name="gr2" draw:layer="layout" svg:x1="14.194cm" svg:y1="13.37cm" svg:x2="19.551cm" svg:y2="13.365cm">
          <text:p text:style-name="P1"/>
        </draw:line>
        <draw:frame draw:style-name="gr3" draw:text-style-name="P6" draw:layer="layout" svg:width="6.143cm" svg:height="0.987cm" svg:x="20.628cm" svg:y="12.737cm">
          <draw:text-box>
            <text:p text:style-name="P1"><text:span text:style-name="T18">finished-by</text:span></text:p>
          </draw:text-box>
        </draw:frame>
        <draw:frame draw:style-name="gr4" draw:text-style-name="P7" draw:layer="layout" svg:width="0.526cm" svg:height="0.764cm" svg:x="17.849cm" svg:y="13.814cm">
          <draw:text-box>
            <text:p text:style-name="P1"><text:span text:style-name="T19">a</text:span></text:p>
          </draw:text-box>
        </draw:frame>
        <draw:frame draw:style-name="gr6" draw:text-style-name="P7" draw:layer="layout" svg:width="0.538cm" svg:height="0.94cm" svg:x="16.682cm" svg:y="12.604cm">
          <draw:text-box>
            <text:p text:style-name="P1"><text:span text:style-name="T19">b</text:span></text:p>
          </draw:text-box>
        </draw:frame>
        <draw:line draw:style-name="gr2" draw:layer="layout" svg:x1="15.74cm" svg:y1="16.055cm" svg:x2="18.385cm" svg:y2="16.056cm">
          <text:p text:style-name="P1"/>
        </draw:line>
        <draw:line draw:style-name="gr2" draw:layer="layout" svg:x1="14.26cm" svg:y1="15.696cm" svg:x2="19.637cm" svg:y2="15.701cm">
          <text:p text:style-name="P1"/>
        </draw:line>
        <draw:frame draw:style-name="gr3" draw:text-style-name="P6" draw:layer="layout" svg:width="5.379cm" svg:height="0.987cm" svg:x="20.629cm" svg:y="15.069cm">
          <draw:text-box>
            <text:p text:style-name="P1"><text:span text:style-name="T18">contains</text:span></text:p>
          </draw:text-box>
        </draw:frame>
        <draw:frame draw:style-name="gr4" draw:text-style-name="P7" draw:layer="layout" svg:width="0.44cm" svg:height="0.764cm" svg:x="16.859cm" svg:y="16.146cm">
          <draw:text-box>
            <text:p text:style-name="P1"><text:span text:style-name="T19">a</text:span></text:p>
          </draw:text-box>
        </draw:frame>
        <draw:frame draw:style-name="gr6" draw:text-style-name="P7" draw:layer="layout" svg:width="0.538cm" svg:height="0.94cm" svg:x="16.682cm" svg:y="14.893cm">
          <draw:text-box>
            <text:p text:style-name="P1"><text:span text:style-name="T19">b</text:span></text:p>
          </draw:text-box>
        </draw:frame>
        <draw:line draw:style-name="gr2" draw:layer="layout" svg:x1="9.564cm" svg:y1="18.51cm" svg:x2="13.039cm" svg:y2="18.512cm">
          <text:p text:style-name="P1"/>
        </draw:line>
        <draw:line draw:style-name="gr2" draw:layer="layout" svg:x1="9.586cm" svg:y1="18.977cm" svg:x2="13.05cm" svg:y2="18.97cm">
          <text:p text:style-name="P1"/>
        </draw:line>
        <draw:frame draw:style-name="gr3" draw:text-style-name="P6" draw:layer="layout" svg:width="3.318cm" svg:height="0.987cm" svg:x="15.114cm" svg:y="17.983cm">
          <draw:text-box>
            <text:p text:style-name="P1"><text:span text:style-name="T18">equal</text:span></text:p>
          </draw:text-box>
        </draw:frame>
        <draw:frame draw:style-name="gr4" draw:text-style-name="P7" draw:layer="layout" svg:width="0.526cm" svg:height="0.764cm" svg:x="11.06cm" svg:y="19.151cm">
          <draw:text-box>
            <text:p text:style-name="P1"><text:span text:style-name="T19">b</text:span></text:p>
          </draw:text-box>
        </draw:frame>
        <draw:frame draw:style-name="gr6" draw:text-style-name="P7" draw:layer="layout" svg:width="0.538cm" svg:height="0.94cm" svg:x="11.144cm" svg:y="17.36cm">
          <draw:text-box>
            <text:p text:style-name="P1"><text:span text:style-name="T19">a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9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0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 in FST</text:p>
          </draw:text-box>
        </draw:frame>
        <draw:frame presentation:style-name="pr2" draw:text-style-name="P5" draw:layer="layout" svg:width="23.91cm" svg:height="13.23cm" svg:x="1.82cm" svg:y="6.23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tab/><text:tab/>Primitive Events: <text:s/>[p]+<text:tab/><text:tab/><text:tab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Or(E1,E2): <text:s/>E1 | E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0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And<text:span text:style-name="T17">R</text:span>(E1,E2)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<text:tab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<text:tab/>r<text:span text:style-name="T17">1</text:span>(E1,E2) | r<text:span text:style-name="T16">2</text:span>(E1,E2) 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<text:tab/><text:tab/><text:tab/><text:tab/><text:span text:style-name="T20"><text:tab/></text:span><text:tab/><text:tab/><text:tab/><text:tab/><text:tab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0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1" draw:style-name="dp1" draw:master-page-name="Blue_20_Circles" presentation:presentation-page-layout-name="AL1T0">
        <draw:frame presentation:style-name="pr1" draw:text-style-name="P1" draw:layer="layout" svg:width="23.91cm" svg:height="3.507cm" svg:x="2cm" svg:y="0.98cm" presentation:class="title" presentation:user-transformed="true">
          <draw:text-box>
            <text:p text:style-name="P1">The <text:tab/>Allen Relations in FST</text:p>
          </draw:text-box>
        </draw:frame>
        <draw:frame presentation:style-name="pr6" draw:text-style-name="P4" draw:layer="layout" svg:width="23.91cm" svg:height="13.23cm" svg:x="1.744cm" svg:y="13.441cm" presentation:class="subtitle" presentation:user-transformed="true">
          <draw:text-box>
            <text:p text:style-name="P1"><text:s/></text:p>
            <text:p text:style-name="P1"/>
          </draw:text-box>
        </draw:frame>
        <draw:line draw:style-name="gr2" draw:layer="layout" svg:x1="2.753cm" svg:y1="4.935cm" svg:x2="6.228cm" svg:y2="4.937cm">
          <text:p text:style-name="P1"/>
        </draw:line>
        <draw:line draw:style-name="gr2" draw:layer="layout" svg:x1="2.775cm" svg:y1="5.402cm" svg:x2="6.239cm" svg:y2="5.395cm">
          <text:p text:style-name="P1"/>
        </draw:line>
        <draw:frame draw:style-name="gr3" draw:text-style-name="P6" draw:layer="layout" svg:width="7.875cm" svg:height="1.479cm" svg:x="8.303cm" svg:y="4.408cm">
          <draw:text-box>
            <text:p text:style-name="P1"><text:span text:style-name="T18">equal</text:span><text:span text:style-name="T21"> <text:s text:c="2"/>A &amp; B</text:span></text:p>
          </draw:text-box>
        </draw:frame>
        <draw:frame draw:style-name="gr4" draw:text-style-name="P7" draw:layer="layout" svg:width="0.526cm" svg:height="0.764cm" svg:x="4.249cm" svg:y="5.576cm">
          <draw:text-box>
            <text:p text:style-name="P1"><text:span text:style-name="T19">b</text:span></text:p>
          </draw:text-box>
        </draw:frame>
        <draw:frame draw:style-name="gr6" draw:text-style-name="P7" draw:layer="layout" svg:width="0.538cm" svg:height="0.94cm" svg:x="4.333cm" svg:y="3.785cm">
          <draw:text-box>
            <text:p text:style-name="P1"><text:span text:style-name="T19">a</text:span></text:p>
          </draw:text-box>
        </draw:frame>
        <draw:line draw:style-name="gr2" draw:layer="layout" svg:x1="1.49cm" svg:y1="9.263cm" svg:x2="4.181cm" svg:y2="9.263cm">
          <text:p text:style-name="P1"/>
        </draw:line>
        <draw:line draw:style-name="gr2" draw:layer="layout" svg:x1="4.27cm" svg:y1="9.263cm" svg:x2="6.961cm" svg:y2="9.263cm">
          <text:p text:style-name="P1"/>
        </draw:line>
        <draw:frame draw:style-name="gr3" draw:text-style-name="P6" draw:layer="layout" svg:width="7.794cm" svg:height="1.479cm" svg:x="8.037cm" svg:y="8.204cm">
          <draw:text-box>
            <text:p text:style-name="P1"><text:span text:style-name="T18">meets <text:s/></text:span><text:span text:style-name="T21"><text:s/>A . B</text:span></text:p>
          </draw:text-box>
        </draw:frame>
        <draw:frame draw:style-name="gr4" draw:text-style-name="P7" draw:layer="layout" svg:width="0.526cm" svg:height="0.764cm" svg:x="5.303cm" svg:y="8.413cm">
          <draw:text-box>
            <text:p text:style-name="P1"><text:span text:style-name="T19">b</text:span></text:p>
          </draw:text-box>
        </draw:frame>
        <draw:frame draw:style-name="gr5" draw:text-style-name="P7" draw:layer="layout" svg:width="0.538cm" svg:height="0.944cm" svg:x="2.565cm" svg:y="8.324cm">
          <draw:text-box>
            <text:p text:style-name="P1"><text:span text:style-name="T19">a</text:span></text:p>
          </draw:text-box>
        </draw:frame>
        <draw:line draw:style-name="gr2" draw:layer="layout" svg:x1="1.445cm" svg:y1="7.472cm" svg:x2="3.643cm" svg:y2="7.474cm">
          <text:p text:style-name="P1"/>
        </draw:line>
        <draw:line draw:style-name="gr2" draw:layer="layout" svg:x1="4.943cm" svg:y1="7.472cm" svg:x2="6.917cm" svg:y2="7.474cm">
          <text:p text:style-name="P1"/>
        </draw:line>
        <draw:frame draw:style-name="gr3" draw:text-style-name="P6" draw:layer="layout" svg:width="12.303cm" svg:height="1.479cm" svg:x="8.039cm" svg:y="6.411cm">
          <draw:text-box>
            <text:p text:style-name="P1"><text:span text:style-name="T18">before </text:span><text:span text:style-name="T21"><text:s text:c="2"/>A . []+ . B</text:span></text:p>
          </draw:text-box>
        </draw:frame>
        <draw:frame draw:style-name="gr4" draw:text-style-name="P7" draw:layer="layout" svg:width="0.526cm" svg:height="0.764cm" svg:x="5.661cm" svg:y="6.577cm">
          <draw:text-box>
            <text:p text:style-name="P1"><text:span text:style-name="T19">b</text:span></text:p>
          </draw:text-box>
        </draw:frame>
        <draw:frame draw:style-name="gr5" draw:text-style-name="P7" draw:layer="layout" svg:width="0.538cm" svg:height="0.944cm" svg:x="2.297cm" svg:y="6.533cm">
          <draw:text-box>
            <text:p text:style-name="P1"><text:span text:style-name="T19">a</text:span></text:p>
          </draw:text-box>
        </draw:frame>
        <draw:line draw:style-name="gr2" draw:layer="layout" svg:x1="4.809cm" svg:y1="7.474cm" svg:x2="6.917cm" svg:y2="7.474cm">
          <text:p text:style-name="P1"/>
        </draw:line>
        <draw:line draw:style-name="gr2" draw:layer="layout" svg:x1="1.488cm" svg:y1="10.78cm" svg:x2="4.133cm" svg:y2="10.781cm">
          <text:p text:style-name="P1"/>
        </draw:line>
        <draw:frame draw:style-name="gr3" draw:text-style-name="P6" draw:layer="layout" svg:width="12.051cm" svg:height="1.479cm" svg:x="7.946cm" svg:y="10.153cm">
          <draw:text-box>
            <text:p text:style-name="P1"><text:span text:style-name="T18">starts <text:s/></text:span><text:span text:style-name="T21"><text:s text:c="2"/>A . [] + &amp; B <text:s/></text:span></text:p>
          </draw:text-box>
        </draw:frame>
        <draw:frame draw:style-name="gr4" draw:text-style-name="P7" draw:layer="layout" svg:width="0.526cm" svg:height="0.764cm" svg:x="3.687cm" svg:y="11.365cm">
          <draw:text-box>
            <text:p text:style-name="P1"><text:span text:style-name="T19">b</text:span></text:p>
          </draw:text-box>
        </draw:frame>
        <draw:frame draw:style-name="gr5" draw:text-style-name="P7" draw:layer="layout" svg:width="0.538cm" svg:height="0.944cm" svg:x="5.291cm" svg:y="11.968cm">
          <draw:text-box>
            <text:p text:style-name="P1"><text:span text:style-name="T19">a</text:span></text:p>
          </draw:text-box>
        </draw:frame>
        <draw:line draw:style-name="gr2" draw:layer="layout" svg:x1="1.489cm" svg:y1="10.78cm" svg:x2="4.134cm" svg:y2="10.781cm">
          <text:p text:style-name="P1"/>
        </draw:line>
        <draw:line draw:style-name="gr2" draw:layer="layout" svg:x1="1.487cm" svg:y1="11.145cm" svg:x2="6.87cm" svg:y2="11.14cm">
          <text:p text:style-name="P1"/>
        </draw:line>
        <draw:frame draw:style-name="gr4" draw:text-style-name="P7" draw:layer="layout" svg:width="0.526cm" svg:height="0.764cm" svg:x="3.688cm" svg:y="11.365cm">
          <draw:text-box>
            <text:p text:style-name="P1"><text:span text:style-name="T19">b</text:span></text:p>
          </draw:text-box>
        </draw:frame>
        <draw:line draw:style-name="gr2" draw:layer="layout" svg:x1="4.05cm" svg:y1="12.893cm" svg:x2="6.695cm" svg:y2="12.894cm">
          <text:p text:style-name="P1"/>
        </draw:line>
        <draw:line draw:style-name="gr2" draw:layer="layout" svg:x1="1.357cm" svg:y1="13.252cm" svg:x2="6.741cm" svg:y2="13.253cm">
          <text:p text:style-name="P1"/>
        </draw:line>
        <draw:frame draw:style-name="gr3" draw:text-style-name="P6" draw:layer="layout" svg:width="11.049cm" svg:height="1.479cm" svg:x="7.818cm" svg:y="12.266cm">
          <draw:text-box>
            <text:p text:style-name="P1"><text:span text:style-name="T18">finishes</text:span><text:span text:style-name="T21"> <text:s/>[]+ . A &amp; B</text:span></text:p>
          </draw:text-box>
        </draw:frame>
        <draw:frame draw:style-name="gr4" draw:text-style-name="P7" draw:layer="layout" svg:width="0.526cm" svg:height="0.764cm" svg:x="3.559cm" svg:y="13.478cm">
          <draw:text-box>
            <text:p text:style-name="P1"><text:span text:style-name="T19">b</text:span></text:p>
          </draw:text-box>
        </draw:frame>
        <draw:frame draw:style-name="gr5" draw:text-style-name="P7" draw:layer="layout" svg:width="0.538cm" svg:height="0.944cm" svg:x="2.561cm" svg:y="9.712cm">
          <draw:text-box>
            <text:p text:style-name="P1"><text:span text:style-name="T19">a</text:span></text:p>
          </draw:text-box>
        </draw:frame>
        <draw:line draw:style-name="gr2" draw:layer="layout" svg:x1="2.795cm" svg:y1="15.269cm" svg:x2="5.44cm" svg:y2="15.27cm">
          <text:p text:style-name="P1"/>
        </draw:line>
        <draw:line draw:style-name="gr2" draw:layer="layout" svg:x1="1.377cm" svg:y1="15.627cm" svg:x2="6.741cm" svg:y2="15.629cm">
          <text:p text:style-name="P1"/>
        </draw:line>
        <draw:frame draw:style-name="gr3" draw:text-style-name="P6" draw:layer="layout" svg:width="14.303cm" svg:height="1.479cm" svg:x="7.818cm" svg:y="14.642cm">
          <draw:text-box>
            <text:p text:style-name="P1"><text:span text:style-name="T18">during</text:span><text:span text:style-name="T21"> <text:s text:c="2"/>[]+ . A . []+ &amp; B</text:span></text:p>
          </draw:text-box>
        </draw:frame>
        <draw:frame draw:style-name="gr4" draw:text-style-name="P7" draw:layer="layout" svg:width="0.526cm" svg:height="0.764cm" svg:x="3.873cm" svg:y="15.81cm">
          <draw:text-box>
            <text:p text:style-name="P1"><text:span text:style-name="T19">b</text:span></text:p>
          </draw:text-box>
        </draw:frame>
        <draw:frame draw:style-name="gr6" draw:text-style-name="P7" draw:layer="layout" svg:width="0.538cm" svg:height="0.94cm" svg:x="3.781cm" svg:y="14.331cm">
          <draw:text-box>
            <text:p text:style-name="P1"><text:span text:style-name="T19">a</text:span></text:p>
          </draw:text-box>
        </draw:frame>
        <draw:line draw:style-name="gr2" draw:layer="layout" svg:x1="1.661cm" svg:y1="17.697cm" svg:x2="4.755cm" svg:y2="17.697cm">
          <text:p text:style-name="P1"/>
        </draw:line>
        <draw:line draw:style-name="gr2" draw:layer="layout" svg:x1="3.768cm" svg:y1="18.1cm" svg:x2="6.997cm" svg:y2="18.1cm">
          <text:p text:style-name="P1"/>
        </draw:line>
        <draw:frame draw:style-name="gr3" draw:text-style-name="P6" draw:layer="layout" svg:width="17.22cm" svg:height="2.957cm" svg:x="7.849cm" svg:y="17.024cm">
          <draw:text-box>
            <text:p text:style-name="P1"><text:span text:style-name="T18">overlaps</text:span><text:span text:style-name="T21"> (A . []+ &amp; [] . B+)</text:span></text:p>
            <text:p text:style-name="P1"><text:span text:style-name="T21"><text:s text:c="10"/></text:span><text:span text:style-name="T21">- A . []* . B</text:span></text:p>
          </draw:text-box>
        </draw:frame>
        <draw:frame draw:style-name="gr5" draw:text-style-name="P7" draw:layer="layout" svg:width="0.538cm" svg:height="0.944cm" svg:x="2.871cm" svg:y="16.757cm">
          <draw:text-box>
            <text:p text:style-name="P1"><text:span text:style-name="T19">a</text:span></text:p>
          </draw:text-box>
        </draw:frame>
        <draw:line draw:style-name="gr2" draw:layer="layout" svg:x1="3.769cm" svg:y1="18.1cm" svg:x2="6.998cm" svg:y2="18.1cm">
          <text:p text:style-name="P1"/>
        </draw:line>
        <draw:frame draw:style-name="gr4" draw:text-style-name="P7" draw:layer="layout" svg:width="0.437cm" svg:height="0.764cm" svg:x="5.383cm" svg:y="18.19cm">
          <draw:text-box>
            <text:p text:style-name="P1"><text:span text:style-name="T19">b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1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2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 in FST</text:p>
          </draw:text-box>
        </draw:frame>
        <draw:frame presentation:style-name="pr2" draw:text-style-name="P9" draw:layer="layout" svg:width="23.91cm" svg:height="13.517cm" svg:x="1.82cm" svg:y="6.09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8">Negations of primitive events: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, not_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Lc: non-contradictory and comple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[a,not_a] =&gt; <text:span text:style-name="T22">Ø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[] =&gt; [a] | [not_a]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Not(E1)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Lc - E1<text:span text:style-name="T23">►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948cm" svg:y="2.545cm" draw:page-number="22" presentation:class="page"/>
          <draw:frame presentation:style-name="pr3" draw:text-style-name="P3" draw:layer="layout" svg:width="14.507cm" svg:height="11.413cm" svg:x="3.248cm" svg:y="14.132cm" presentation:class="notes">
            <draw:text-box>
              <text:p text:style-name="P3"><text:span text:style-name="T1">Make negations for each symbol</text:span></text:p>
              <text:p text:style-name="P3"><text:span text:style-name="T1"/></text:p>
              <text:p text:style-name="P3"><text:span text:style-name="T1">Tried using non-presence of symbol in a box to represent negation</text:span></text:p>
              <text:p text:style-name="P3"><text:span text:style-name="T1">But this falls down when you use negation</text:span></text:p>
              <text:p text:style-name="P3"><text:span text:style-name="T1">eg equal(A,notA) will be the same as A.</text:span></text:p>
              <text:p text:style-name="P3"><text:span text:style-name="T1">it should be 0.</text:span></text:p>
              <text:p text:style-name="P3"><text:span text:style-name="T1">Lc are all the strings with are complete and non-contradictory</text:span></text:p>
              <text:p text:style-name="P3"><text:span text:style-name="T1"/></text:p>
              <text:p text:style-name="P3"><text:span text:style-name="T1">Get Lc using the constraints</text:span></text:p>
              <text:p text:style-name="P3"><text:span text:style-name="T1"/></text:p>
            </draw:text-box>
          </draw:frame>
        </presentation:notes>
      </draw:page>
      <draw:page draw:name="page23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 in FST</text:p>
          </draw:text-box>
        </draw:frame>
        <draw:frame presentation:style-name="pr2" draw:text-style-name="P5" draw:layer="layout" svg:width="23.91cm" svg:height="13.23cm" svg:x="1.777cm" svg:y="5.32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8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ense<text:span text:style-name="T17">R</text:span>(E1)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r<text:span text:style-name="T17">1</text:span>(E1, begin_i1 . []* . end_i1) |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r<text:span text:style-name="T17">2</text:span>(E1, begin_i2 . []* . end_i2) 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3" presentation:class="page"/>
          <draw:frame presentation:style-name="pr3" draw:text-style-name="P3" draw:layer="layout" svg:width="14.507cm" svg:height="11.413cm" svg:x="2.572cm" svg:y="14.317cm" presentation:class="notes" presentation:user-transformed="true">
            <draw:text-box>
              <text:p text:style-name="P3"><text:span text:style-name="T1">Tense operator,</text:span></text:p>
              <text:p text:style-name="P3"><text:span text:style-name="T1">There exists an interval in a certain relation to A</text:span></text:p>
              <text:p text:style-name="P3"><text:span text:style-name="T1">eg. Allows you to say A happened in the past.</text:span></text:p>
              <text:p text:style-name="P3"><text:span text:style-name="T1">How it works is you have symbols to represent the this other interval</text:span></text:p>
              <text:p text:style-name="P3"><text:span text:style-name="T1"/></text:p>
              <text:p text:style-name="P3"><text:span text:style-name="T1"/></text:p>
            </draw:text-box>
          </draw:frame>
        </presentation:notes>
      </draw:page>
      <draw:page draw:name="page24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Model</text:p>
          </draw:text-box>
        </draw:frame>
        <draw:frame presentation:style-name="pr2" draw:text-style-name="P1" draw:layer="layout" svg:width="23.91cm" svg:height="13.23cm" svg:x="2.09cm" svg:y="6.457cm" presentation:class="subtitle">
          <draw:text-box>
            <text:p text:style-name="P1">The intervals where E occurs:</text:p>
            <text:p text:style-name="P1"/>
            <text:p text:style-name="P1">fac(M) <text:span text:style-name="T24">∩</text:span><text:span text:style-name="T25"> E </text:span></text:p>
            <text:p text:style-name="P1"><text:span text:style-name="T25"/></text:p>
            <text:p text:style-name="P1"><text:span text:style-name="T25">fac(L) all the substrings of L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4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5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Conclusions</text:p>
          </draw:text-box>
        </draw:frame>
        <draw:frame presentation:style-name="pr2" draw:text-style-name="P1" draw:layer="layout" svg:width="23.91cm" svg:height="13.23cm" svg:x="2.176cm" svg:y="5.5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Exponential blow up in size of alphab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5" presentation:class="page"/>
          <draw:frame presentation:style-name="pr3" draw:text-style-name="P3" draw:layer="layout" svg:width="14.507cm" svg:height="11.413cm" svg:x="3.248cm" svg:y="14.132cm" presentation:class="notes">
            <draw:text-box>
              <text:p text:style-name="P1"><text:span text:style-name="T1">Alphabet is already exponential</text:span></text:p>
              <text:p text:style-name="P1"><text:span text:style-name="T1">Each tense operation adds two extra primitive symbols</text:span></text:p>
              <text:p text:style-name="P1"><text:span text:style-name="T1">Boundedness, </text:span></text:p>
            </draw:text-box>
          </draw:frame>
        </presentation:notes>
      </draw:page>
      <draw:page draw:name="page26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<text:s/></text:p>
          </draw:text-box>
        </draw:frame>
        <draw:frame presentation:style-name="pr2" draw:text-style-name="P1" draw:layer="layout" svg:width="23.91cm" svg:height="13.23cm" svg:x="1.686cm" svg:y="4.0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The 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6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Azules_20_y_20_Negros" draw:display-name="Azules y Negros" draw:style="linear" draw:start-color="#666699" draw:end-color="#000000" draw:start-intensity="35%" draw:end-intensity="100%" draw:angle="0" draw:border="0%"/>
    <draw:gradient draw:name="Azules_20_y_20_Negros_20_2" draw:display-name="Azules y Negros 2" draw:style="radial" draw:cx="80%" draw:cy="100%" draw:start-color="#333366" draw:end-color="#000000" draw:start-intensity="6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s" fo:country="E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_20_Circles-title" style:display-name="Blue Circle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/>
    </style:style>
    <style:style style:name="Blue_20_Circles-subtitle" style:display-name="Blue Circl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Blue_20_Circles-background" style:display-name="Blue Circles-background" style:family="presentation">
      <style:graphic-properties draw:stroke="none" draw:fill="gradient" draw:fill-gradient-name="Azules_20_y_20_Negros_20_2" draw:fill-image-width="0cm" draw:fill-image-height="0cm"/>
    </style:style>
    <style:style style:name="Blue_20_Circles-backgroundobjects" style:display-name="Blue Circles-backgroundobjects" style:family="presentation">
      <style:graphic-properties draw:shadow="hidden" draw:shadow-offset-x="0.3cm" draw:shadow-offset-y="0.3cm" draw:shadow-color="#808080"/>
    </style:style>
    <style:style style:name="Blue_20_Circles-notes" style:display-name="Blue Circles-notes" style:family="presentation">
      <style:graphic-properties draw:stroke="none" draw:fill="none"/>
      <style:paragraph-properties text:enable-numbering="false"/>
      <style:text-properties fo:color="#ffffff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text-emphasize="none" style:font-relief="none"/>
    </style:style>
    <style:style style:name="Blue_20_Circles-outline1" style:display-name="Blue Circle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-0.9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Blue_20_Circles-outline2" style:display-name="Blue Circles-outline2" style:family="presentation" style:parent-style-name="Blue_20_Circl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_20_Circles-outline3" style:display-name="Blue Circles-outline3" style:family="presentation" style:parent-style-name="Blue_20_Circl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_20_Circles-outline4" style:display-name="Blue Circles-outline4" style:family="presentation" style:parent-style-name="Blue_20_Circl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_20_Circles-outline5" style:display-name="Blue Circles-outline5" style:family="presentation" style:parent-style-name="Blue_20_Circl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_20_Circles-outline6" style:display-name="Blue Circles-outline6" style:family="presentation" style:parent-style-name="Blue_20_Circl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_20_Circles-outline7" style:display-name="Blue Circles-outline7" style:family="presentation" style:parent-style-name="Blue_20_Circl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_20_Circles-outline8" style:display-name="Blue Circles-outline8" style:family="presentation" style:parent-style-name="Blue_20_Circl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_20_Circles-outline9" style:display-name="Blue Circles-outline9" style:family="presentation" style:parent-style-name="Blue_20_Circl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gradient" draw:fill-gradient-name="Azules_20_y_20_Negros_20_2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_20_Circles-backgroundobjects">
      <style:graphic-properties draw:fill="gradient" draw:fill-gradient-name="Azules_20_y_20_Negros" draw:opacity="50%" draw:textarea-horizontal-align="center" draw:textarea-vertical-align="middle" draw:shadow-opacity="50%"/>
    </style:style>
    <style:style style:name="pr2" style:family="presentation" style:parent-style-name="Blue_20_Circles-title">
      <style:graphic-properties draw:fill-color="#ffffff" draw:auto-grow-height="false" fo:min-height="3.507cm"/>
    </style:style>
    <style:style style:name="pr3" style:family="presentation" style:parent-style-name="Blue_20_Circl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7cm" svg:y="2cm" draw:page-number="1"/>
      <draw:page-thumbnail draw:layer="backgroundobjects" svg:width="9.991cm" svg:height="7.493cm" svg:x="16.924cm" svg:y="2cm"/>
      <draw:page-thumbnail draw:layer="backgroundobjects" svg:width="9.991cm" svg:height="7.493cm" svg:x="2.787cm" svg:y="11.494cm"/>
      <draw:page-thumbnail draw:layer="backgroundobjects" svg:width="9.991cm" svg:height="7.493cm" svg:x="16.924cm" svg:y="11.494cm"/>
    </style:handout-master>
    <style:master-page style:name="Blue_20_Circles" style:display-name="Blue Circles" style:page-layout-name="PM1" draw:style-name="dp1">
      <draw:frame draw:style-name="gr1" draw:text-style-name="P1" draw:layer="backgroundobjects" svg:width="27.999cm" svg:height="20.998cm" svg:x="0.001cm" svg:y="0.002cm">
        <draw:image xlink:href="Pictures/100000000000040000000300341290EA.png" xlink:type="simple" xlink:show="embed" xlink:actuate="onLoad">
          <text:p text:style-name="P2"/>
        </draw:image>
      </draw:frame>
      <draw:rect presentation:style-name="pr1" draw:layer="backgroundobjects" svg:width="26.776cm" svg:height="19.288cm" svg:x="0.574cm" svg:y="0.954cm">
        <text:p text:style-name="P2"/>
      </draw:rect>
      <draw:frame presentation:style-name="pr2" draw:text-style-name="P2" draw:layer="backgroundobjects" svg:width="23.91cm" svg:height="3.506cm" svg:x="2cm" svg:y="1.5cm" presentation:class="title">
        <draw:text-box>
          <text:p text:style-name="P2">Click to edit the title text format</text:p>
        </draw:text-box>
      </draw:frame>
      <draw:frame presentation:style-name="pr3" draw:text-style-name="P3" draw:layer="backgroundobjects" svg:width="23.91cm" svg:height="13.229cm" svg:x="2.09cm" svg:y="6.457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_20_Circles-title" draw:layer="backgroundobjects" svg:width="13.708cm" svg:height="10.281cm" svg:x="3.64cm" svg:y="2.853cm" presentation:class="page"/>
        <draw:frame presentation:style-name="Blue_20_Circles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04-15T01:13:32</meta:creation-date>
    <dc:date>2007-04-17T03:20:11</dc:date>
    <dc:language>es-ES</dc:language>
    <meta:editing-cycles>45</meta:editing-cycles>
    <meta:editing-duration>PT5H44M1S</meta:editing-duration>
    <meta:user-defined meta:name="Info 1"/>
    <meta:user-defined meta:name="Info 2"/>
    <meta:user-defined meta:name="Info 3"/>
    <meta:user-defined meta:name="Info 4"/>
    <meta:document-statistic meta:object-count="223"/>
  </office:meta>
</office:document-meta>
</file>